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6" style:family="graphic" style:parent-style-name="standard">
      <style:graphic-properties draw:fill="none" draw:fill-color="#3465a4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umbus Sans 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Numbus Sans L" style:font-name-asian="StarSymbol2" style:font-name-complex="StarSymbol2"/>
    </style:style>
    <style:style style:name="T3" style:family="text">
      <style:text-properties style:text-position="-33% 58%" style:font-name="Numbus Sans L" style:font-name-asian="StarSymbol2" style:font-name-complex="StarSymbol2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9.7cm" svg:height="9.7cm" svg:x="0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2cm" svg:height="1.6cm" svg:x="0cm" svg:y="3.9cm">
          <text:p text:style-name="P1">Función de</text:p>
          <text:p text:style-name="P1">Sub-contador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.74cm" svg:y1="8.828cm" svg:x2="9.918cm" svg:y2="8.827cm" svg:d="M7740 8828l2178-1" svg:viewBox="0 0 2179 2">
          <text:p text:style-name="P1"><text:span text:style-name="T1">Sí</text:span></text:p>
          <text:p text:style-name="P1"/>
        </draw:connector>
        <draw:custom-shape draw:style-name="gr4" draw:text-style-name="P2" xml:id="id5" draw:id="id5" draw:layer="layout" svg:width="5.178cm" svg:height="2.181cm" svg:x="9.939cm" svg:y="7.738cm">
          <text:p text:style-name="P2"><text:span text:style-name="T2">IP</text:span><text:span text:style-name="T3">e</text:span><text:span text:style-name="T2"> = IP</text:span><text:span text:style-name="T3">s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5.178cm" svg:height="2.181cm" svg:x="9.939cm" svg:y="10.463cm">
          <text:p text:style-name="P1">IP<text:span text:style-name="T4">e</text:span> = IP<text:span text:style-name="T4">d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5.041cm" svg:height="2.181cm" svg:x="17.434cm" svg:y="7.739cm">
          <text:p text:style-name="P1">C = get_c(IP<text:span text:style-name="T4">e</text:span>)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5.042cm" svg:height="2.181cm" svg:x="24.535cm" svg:y="7.74cm">
          <text:p text:style-name="P1">C += info(P)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1.399cm" svg:height="1.399cm" svg:x="0.187cm" svg:y="8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398cm" svg:height="1.399cm" svg:x="26.357cm" svg:y="11.6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2" draw:id="id2" draw:layer="layout" svg:width="1.719cm" svg:height="1.72cm" svg:x="26.196cm" svg:y="11.5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line" svg:x1="27.056cm" svg:y1="9.921cm" svg:x2="27.056cm" svg:y2="11.518cm" draw:start-shape="id1" draw:start-glue-point="2" draw:end-shape="id2" draw:end-glue-point="4" svg:d="M27056 9921v1597" svg:viewBox="0 0 1 1598">
          <text:p/>
        </draw:connector>
        <draw:custom-shape draw:style-name="gr4" draw:text-style-name="P1" xml:id="id3" draw:id="id3" draw:layer="layout" svg:width="5.045cm" svg:height="2.185cm" svg:x="2.687cm" svg:y="7.74cm">
          <text:p text:style-name="P1">P es entrant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3" draw:layer="layout" svg:x1="5.21cm" svg:y1="9.925cm" svg:x2="9.939cm" svg:y2="11.553cm" draw:start-shape="id3" draw:start-glue-point="6" draw:end-shape="id4" draw:end-glue-point="3" svg:d="M5210 9925v1628h4729" svg:viewBox="0 0 4730 1629">
          <text:p text:style-name="P1"><text:span text:style-name="T1"/></text:p>
          <text:p text:style-name="P1"><text:span text:style-name="T1"/></text:p>
          <text:p text:style-name="P1"><text:span text:style-name="T1">No</text:span></text:p>
        </draw:connector>
        <draw:connector draw:style-name="gr7" draw:text-style-name="P1" xml:id="id7" draw:id="id7" draw:layer="layout" svg:x1="15.117cm" svg:y1="8.828cm" svg:x2="17.434cm" svg:y2="8.829cm" draw:start-shape="id5" draw:start-glue-point="1" draw:end-shape="id6" draw:end-glue-point="3" svg:d="M15117 8828h1159v1h1158" svg:viewBox="0 0 2318 2">
          <text:p/>
        </draw:connector>
        <draw:connector draw:style-name="gr7" draw:text-style-name="P1" draw:layer="layout" svg:x1="15.117cm" svg:y1="11.553cm" svg:x2="16.276cm" svg:y2="8.828cm" draw:start-shape="id4" draw:start-glue-point="1" draw:end-shape="id7" draw:end-glue-point="0" svg:d="M15117 11553h1159v-2725" svg:viewBox="0 0 1160 2726">
          <text:p/>
        </draw:connector>
        <draw:connector draw:style-name="gr7" draw:text-style-name="P1" draw:layer="layout" svg:x1="1.586cm" svg:y1="8.832cm" svg:x2="2.687cm" svg:y2="8.833cm" draw:start-shape="id8" draw:start-glue-point="10" draw:end-shape="id3" draw:end-glue-point="5" svg:d="M1586 8832h550v1h551" svg:viewBox="0 0 1102 2">
          <text:p/>
        </draw:connector>
        <draw:connector draw:style-name="gr7" draw:text-style-name="P1" draw:layer="layout" svg:x1="22.475cm" svg:y1="8.829cm" svg:x2="24.535cm" svg:y2="8.83cm" draw:start-shape="id6" draw:start-glue-point="1" draw:end-shape="id1" draw:end-glue-point="3" svg:d="M22475 8829h1030v1h1030" svg:viewBox="0 0 2061 2">
          <text:p/>
        </draw:connector>
        <draw:custom-shape draw:style-name="gr2" draw:text-style-name="P4" draw:layer="layout" svg:width="10.4cm" svg:height="3.2cm" svg:x="19.3cm" svg:y="3.9cm">
          <text:p text:style-name="P4">P := Paquete</text:p>
          <text:p text:style-name="P4">IP<text:span text:style-name="T4">e</text:span>:= IP Externa del paquete</text:p>
          <text:p text:style-name="P4">C := Contado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20:14:49.048488467</meta:creation-date>
    <dc:date>2014-09-03T19:38:36.563676186</dc:date>
    <dc:creator>Eugenio Pérez Martín</dc:creator>
    <meta:editing-duration>PT4H3M50S</meta:editing-duration>
    <meta:editing-cycles>7</meta:editing-cycles>
    <meta:generator>LibreOffice/4.2.5.2$Linux_X86_64 LibreOffice_project/420m0$Build-2</meta:generator>
    <meta:document-statistic meta:object-count="18"/>
  </office:meta>
</office:document-meta>
</file>